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fo:letter-spacing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T1" style:family="text">
      <style:text-properties style:font-name="apple-system"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15911128578_49"/> <text:span text:style-name="T1">Plano de testes;</text:span></text:p>
      <text:p text:style-name="P2">Casos de Testes;</text:p>
      <text:p text:style-name="P2">Historia de usuário em teste;</text:p>
      <text:p text:style-name="P2"><text:bookmark text:name="yui_3_17_2_1_1615911128578_50"/>Teste de unidade;</text:p>
      <text:p text:style-name="P2"><text:bookmark text:name="yui_3_17_2_1_1615911128578_48"/>Teste de Aceitaçã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09:39.655872516</meta:creation-date>
    <dc:date>2021-03-16T14:58:48.694088530</dc:date>
    <meta:editing-duration>PT18M58S</meta:editing-duration>
    <meta:editing-cycles>1</meta:editing-cycles>
    <meta:document-statistic meta:table-count="0" meta:image-count="0" meta:object-count="0" meta:page-count="1" meta:paragraph-count="5" meta:word-count="17" meta:character-count="97" meta:non-whitespace-character-count="84"/>
    <meta:generator>LibreOffice/6.4.6.2$Linux_X86_64 LibreOffice_project/40$Build-2</meta:generator>
  </office:meta>
</office:document-meta>
</file>